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other descriptio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Some more info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e Boer</meta:initial-creator>
    <dc:creator>David de Boer</dc:creator>
    <meta:creation-date>2012-07-27T08:47:57</meta:creation-date>
    <dc:date>2012-07-27T08:49:27</dc:date>
    <meta:generator>LibreOffice/5.4.5.1$Linux_X86_64 LibreOffice_project/40m0$Build-1</meta:generator>
    <meta:document-statistic meta:table-count="1" meta:cell-count="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